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0.5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style:font-name-asian="Liberation Mono" style:font-name-complex="Liberation Mono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1" table:number-columns-repeated="13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7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7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7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7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5" office:value-type="string" calcext:value-type="string">
            <text:p>S</text:p>
          </table:table-cell>
          <table:table-cell table:number-columns-repeated="7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7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6"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9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X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7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7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1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1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9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5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7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7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7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table:number-columns-repeated="8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8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05:59:05.538000000</meta:creation-date>
    <dc:date>2024-12-04T06:43:23.674000000</dc:date>
    <meta:editing-duration>PT20M19S</meta:editing-duration>
    <meta:editing-cycles>1</meta:editing-cycles>
    <meta:document-statistic meta:table-count="1" meta:cell-count="19600" meta:object-count="0"/>
    <meta:generator>LibreOffice/24.2.7.2$Windows_X86_64 LibreOffice_project/ee3885777aa7032db5a9b65deec9457448a91162</meta:generator>
  </office:meta>
</office:document-meta>
</file>